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heritedAnnotationsAnnotationMetadataTests.getMeta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heritedAnnotationsAnnotationMetadataTests.getAll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heritedAnnotationsAnnotationMetadataTests.is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heritedAnnotationsAnnotationMetadataTests.get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heritedAnnotationsAnnotationMetadataTests.InheritedAnnotationsAnnotationMetadata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heritedAnnotationsAnnotationMetadataTests.ha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heritedAnnotationsAnnotationMetadataTests.get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heritedAnnotationsAnnotationMetadataTests.has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